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79.82mm"/>
    </style:style>
    <style:style style:name="co4" style:family="table-column">
      <style:table-column-properties fo:break-before="auto" style:column-width="131.37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Pension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_diez(D,PE):-salario_minimo_legal(J,PE), D is 10*J.</text:p>
          </table:table-cell>
          <table:table-cell office:value-type="string" calcext:value-type="string">
            <text:p>Obtiene resultado por diez según salario minimo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4, '&quot;&amp;[.C2]&amp;&quot;', '&quot;&amp;[.D2]&amp;&quot;' , 1); &quot;" office:value-type="string" office:string-value="insert into ruler.predicado(dominio, nombre, descripcion, tipo_predicado)     values (4, 'por_diez(D,PE):-salario_minimo_legal(J,PE), D is 10*J.', 'Obtiene resultado por diez según salario minimo' , 1); " calcext:value-type="string">
            <text:p>insert into ruler.predicado(dominio, nombre, descripcion, tipo_predicado) <text:s text:c="4"/>values (4, 'por_diez(D,PE):-salario_minimo_legal(J,PE), D is 10*J.', 'Obtiene resultado por diez según salario minimo' , 1); 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orte_fondoSoli(I,PE,TL,W):-periodo_liq_fp(TL),pension_asignada(I,PE,TL,A),por_veinte(V,PE),A @&gt;V, W is (A*0.02 rnd 0).</text:p>
            <text:p/>
            <text:p/>
          </table:table-cell>
          <table:table-cell office:value-type="string" calcext:value-type="string">
            <text:p>Regla aporte solidaridad según valor mesada &gt; a veinte salarios minimos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_veinte(V,PE):-salario_minimo_legal(J,PE), V is 20*J.</text:p>
          </table:table-cell>
          <table:table-cell office:value-type="string" calcext:value-type="string">
            <text:p>Obtiene resutlado por veinte según salario minim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orte_salud(I,PE,TL,C):-periodo_liq_salud(TL),pension_asignada(I,PE,TL,A),residencia(X,R),R == 1, C is (A*0.125 rnd 0).</text:p>
          </table:table-cell>
          <table:table-cell office:value-type="string" calcext:value-type="string">
            <text:p>Regla aporte salud para pensionado con residencia extranjer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orte_fondoSoli_sust(I,PE,W):-pension_asignada_sust(I,A),por_veinte(V,PE),A @&gt;V, W is (A*0.02 rnd 0).</text:p>
          </table:table-cell>
          <table:table-cell office:value-type="string" calcext:value-type="string">
            <text:p>Regla aporte solidaridad según valor mesada &gt; a veinte salarios minimos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sion_asignada_sust(I,P):-valor_mesada_pensionado(X,M),porcentaje(I,T), P is (T/100 * M rnd 0).</text:p>
          </table:table-cell>
          <table:table-cell office:value-type="string" calcext:value-type="string">
            <text:p>Regla para conocer el valor de pension asignado a una persona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o_concepto(X,C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cepto(prueb, devengo, fijo, s, 1000000, 2016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rio_minimo_legal(737717,2017).</text:p>
          </table:table-cell>
          <table:table-cell office:value-type="string" calcext:value-type="string">
            <text:p>Regla para almacenar el valor del salario minimo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rio_minimo_conven(2289961,2017).</text:p>
          </table:table-cell>
          <table:table-cell office:value-type="string" calcext:value-type="string">
            <text:p>Regla para almacear el valor del salario minimo convenci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orte_salud_sust(I,C):-pension_asignada_sust(I,A),C is (A*0.12 rnd 0).</text:p>
          </table:table-cell>
          <table:table-cell office:value-type="string" calcext:value-type="string">
            <text:p>Regla aporte salud para sustituto con base en 12%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or_subsido_familiar(77876,2017).</text:p>
          </table:table-cell>
          <table:table-cell office:value-type="string" calcext:value-type="string">
            <text:p>Valor para subsidio familiar según vigenc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or_subsido_familiar_to(151678,2017).</text:p>
          </table:table-cell>
          <table:table-cell office:value-type="string" calcext:value-type="string">
            <text:p>Valor para subsidio familiar según vigenc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po_valor(tipo_A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_cinco(D,PE):-salario_minimo_conven(J,PE), D is 5*J.</text:p>
          </table:table-cell>
          <table:table-cell office:value-type="string" calcext:value-type="string">
            <text:p>Obtiene resultado por cinco según salario minimo convencion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sion_asignada(I,PE,TL,P):-TL==2, valor_mesada_pensionado(X,M), P is M.</text:p>
          </table:table-cell>
          <table:table-cell office:value-type="string" calcext:value-type="string">
            <text:p>Regla para conocer el valor de pension asignado a una persona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orte_fondoSoli_sust(I,PE,W):-pension_asignada_sust(I,A),por_diez(D,PE),por_veinte(V,PE),A @&gt;=D, A @=&lt;V, <text:s/>W is (A*0.01 rnd 0).</text:p>
          </table:table-cell>
          <table:table-cell office:value-type="string" calcext:value-type="string">
            <text:p>Regla aporte solidaridad según valor mesada &gt; a diez salarios minimos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orte_salud(I,PE,TL,C):-periodo_liq_salud(TL),pension_asignada(I,PE,TL,A),residencia(X,R),R == 2, C is (A*0.12 rnd 0).</text:p>
          </table:table-cell>
          <table:table-cell office:value-type="string" calcext:value-type="string">
            <text:p>Regla aporte salud para pensionado con residencia nacion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sion_asignada(I,PE,TL,P):-TL==6,valor_mesada_pensionado(X,M), P is M.</text:p>
          </table:table-cell>
          <table:table-cell office:value-type="string" calcext:value-type="string">
            <text:p>Regla para conocer el valor de pension asignado a una persona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orte_fondoSoli(I,PE,TL,W):-periodo_liq_fp(TL),pension_asignada(I,PE,TL,A),por_diez(D,PE),por_veinte(V,PE),A @&gt;=D, A @=&lt;V, <text:s/>W is (A*0.01 rnd 0).</text:p>
          </table:table-cell>
          <table:table-cell office:value-type="string" calcext:value-type="string">
            <text:p>Regla aporte solidaridad según valor mesada &gt; a diez salarios minimos vig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go_subsidio_libros(X,S):-tipo_pensionado(X,P),salario_minimo_conven(J,U),numero_beneficiariosL(X,H),S is (J*H rnd 0).</text:p>
          </table:table-cell>
          <table:table-cell office:value-type="string" calcext:value-type="string">
            <text:p>Regla referente al subsidio de libros para pensionado adm con tipo estudio A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or_incremento_vigencia(0.07,2017).</text:p>
          </table:table-cell>
          <table:table-cell office:value-type="string" calcext:value-type="string">
            <text:p>Regla prueba referente a incremento según vigenci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o_concepto(X,C,T,P,N,R) :- concepto(X,T,Y,N,Z,P),((Y==porcentaje)-&gt;( R is C * Z/100)). </text:p>
          </table:table-cell>
          <table:table-cell office:value-type="string" calcext:value-type="string">
            <text:p>Informacion de nove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iodo_liqui_pen(2).</text:p>
          </table:table-cell>
          <table:table-cell office:value-type="string" calcext:value-type="string">
            <text:p>Periodo de liquidación de pensión. 2 es mes comple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idio_familiar_to(X,PE,TL,Y):-validaMesadaParaSF(V,PE,TL,T),tipo_pensionado(X,P),valor_subsido_familiar_to(J,V),numero_beneficiarios(X,H),T==1,P==3, Y is (J*H rnd 0).</text:p>
          </table:table-cell>
          <table:table-cell office:value-type="string" calcext:value-type="string">
            <text:p>Regla subsidio famiiar para pensionado ofici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or_ajuste_mesada(X,PE,TL,J):-pension_asignada(I,PE,TL,A),numero_dias(X,D), J is (A/30*D rnd 0).</text:p>
          </table:table-cell>
          <table:table-cell office:value-type="string" calcext:value-type="string">
            <text:p>Regla que calcula el valor del ajuste que se asigne al valor de la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cremento_cotizacion(I,PE,TL,R):-pension_asignada(I,PE,TL,A),valor_incremento_vigencia(V,P), R is (A*V rnd 0).</text:p>
          </table:table-cell>
          <table:table-cell office:value-type="string" calcext:value-type="string">
            <text:p>Regla que calcula el valor del incremente para mesada pension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iodo_liqui_pen(3).</text:p>
          </table:table-cell>
          <table:table-cell office:value-type="string" calcext:value-type="string">
            <text:p>Periodo de liquidación de pensión, 3 es jun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idio_familiar(X,PE,TL,Y):-validaMesadaParaSF(V,PE,TL,T),tipo_pensionado(X,P),valor_subsido_familiar(J,V),numero_beneficiarios(X,H),T==1,P==1, Y is (J*H rnd 0).</text:p>
          </table:table-cell>
          <table:table-cell office:value-type="string" calcext:value-type="string">
            <text:p>Regla subsidio famiiar para pensionado ad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iodo_liq_salud(2).</text:p>
          </table:table-cell>
          <table:table-cell office:value-type="string" calcext:value-type="string">
            <text:p>Periodo para el que aplica cálculo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iodo_liq_fp(2).</text:p>
          </table:table-cell>
          <table:table-cell office:value-type="string" calcext:value-type="string">
            <text:p>Periodo para el que se aplica fondo de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sion_asignada(I,PE,TL,P):-TL==3, valor_mesada_pensionado(X,M), salario_minimo_legal(SM,PE), Y is SM*15, (M@&gt;=Y -&gt; P is Y; P is M).</text:p>
          </table:table-cell>
          <table:table-cell office:value-type="string" calcext:value-type="string">
            <text:p>Regla pensión para mes de juni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rio_minimo_legal(689454,2016).</text:p>
          </table:table-cell>
          <table:table-cell office:value-type="string" calcext:value-type="string">
            <text:p>Salario minimo para el 2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lidaMesadaParaSF(V,PE,TL,T):-pension_asignada(I,PE,TL,A), por_cinco(D,PE),A@&lt;D, T is 1.</text:p>
          </table:table-cell>
          <table:table-cell office:value-type="string" calcext:value-type="string">
            <text:p>Valida si la mesada es menor a 5 SMCV 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6:21:57.233662396</dc:date>
    <dc:creator>Maria Ortiz</dc:creator>
    <meta:editing-duration>PT1M4S</meta:editing-duration>
    <meta:editing-cycles>1</meta:editing-cycles>
    <meta:document-statistic meta:table-count="1" meta:cell-count="176" meta:object-count="0"/>
    <meta:generator>LibreOffice/5.0.6.2$Linux_X86_64 LibreOffice_project/00$Build-2</meta:generator>
  </office:meta>
</office:document-meta>
</file>